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02968AF0F73D24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2cm"/>
    </style:style>
    <style:style style:name="Tabulka1.B" style:family="table-column">
      <style:table-column-properties style:column-width="12.12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fo:background-color="#ffffff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#ffffff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79433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79433"/>
    </style:style>
    <style:style style:name="P9" style:family="paragraph" style:parent-style-name="Table_20_Contents">
      <style:text-properties fo:background-color="#ffffff"/>
    </style:style>
    <style:style style:name="P10" style:family="paragraph" style:parent-style-name="Table_20_Contents">
      <style:text-properties officeooo:rsid="00179433" officeooo:paragraph-rsid="00179433" fo:background-color="#ffffff"/>
    </style:style>
    <style:style style:name="P11" style:family="paragraph" style:parent-style-name="Heading">
      <style:paragraph-properties fo:text-align="center" style:justify-single-word="false"/>
      <style:text-properties fo:background-color="#ffffff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fo:background-color="#ffffff"/>
    </style:style>
    <style:style style:name="T1" style:family="text">
      <style:text-properties style:font-name-complex="Liberation Sans2"/>
    </style:style>
    <style:style style:name="T2" style:family="text">
      <style:text-properties fo:background-color="#ffffff" loext:char-shading-value="0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9433"/>
    </style:style>
    <style:style style:name="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7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8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9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10" style:family="text">
      <style:text-properties officeooo:rsid="0017ba9e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. zn. RP #4342 </text:p>
      <text:p text:style-name="P11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2">:</text:span></text:p>
          </table:table-cell>
          <table:table-cell table:style-name="Tabulka1.A1" office:value-type="string">
            <text:p text:style-name="P3"><text:span text:style-name="T4">Česká pirátská strana, </text:span>organizační složka: republikové předsednictvo</text:p>
            <text:p text:style-name="P3">zastoupena: Mgr. Jakubem Michálkem, <text:span text:style-name="T5">3. </text:span>místopředsedou strany</text:p>
            <text:p text:style-name="P3">e-mail: <text:a xlink:type="simple" xlink:href="mailto:jakub.michalek@pirati.cz" text:style-name="Internet_20_link" text:visited-style-name="Visited_20_Internet_20_Link">jakub.michalek@pirati.cz</text:a> </text:p>
            <text:p text:style-name="P3">kontaktní osobou je vedoucí právního týmu nebo jiný osoba pověřená republikovým předsednictvem</text:p>
            <text:p text:style-name="P3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2">:</text:span></text:p>
          </table:table-cell>
          <table:table-cell table:style-name="Tabulka1.A1" office:value-type="string">
            <text:p text:style-name="Table_20_Contents">Jméno: Viktorie Kalhousová </text:p>
            <text:p text:style-name="P4">není podnikatel, ročník: <text:span text:style-name="T5">1994</text:span> město bydliště: <text:span text:style-name="T10">Jezbořice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é úkoly</text:span><text:span text:style-name="T2">:</text:span></text:p>
          </table:table-cell>
          <table:table-cell table:style-name="Tabulka1.A1" office:value-type="string">
            <text:p text:style-name="Table_20_Contents">člen právního týmu</text:p>
            <text:p text:style-name="Table_20_Contents">plnění úkolů bude evidováno v projektovém systému zadavatele na adrese <text:a xlink:type="simple" xlink:href="http://redmine.pirati.cz/" text:style-name="Internet_20_link" text:visited-style-name="Visited_20_Internet_20_Link"><text:span text:style-name="Internet_20_link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Časová náročnost</text:span>:</text:p>
          </table:table-cell>
          <table:table-cell table:style-name="Tabulka1.A1" office:value-type="string">
            <text:p text:style-name="Table_20_Contents">Odhad do 300 h ročně (slovy: do tří seti hodin ročně)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<text:span text:style-name="T2">:</text:span></text:p>
          </table:table-cell>
          <table:table-cell table:style-name="Tabulka1.A1" office:value-type="string">
            <text:p text:style-name="Table_20_Contents">dohoda o provedení práce <text:tab/>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<text:span text:style-name="T2">:</text:span></text:p>
          </table:table-cell>
          <table:table-cell table:style-name="Tabulka1.A1" office:value-type="string">
            <text:p text:style-name="P9">Česká republika, lze z domova, případně dle domluvy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2">:</text:span></text:p>
          </table:table-cell>
          <table:table-cell table:style-name="Tabulka1.A1" office:value-type="string">
            <text:p text:style-name="Table_20_Contents">---160 Kč/hod (slovy: stošedesát korun českých za hodinu)</text:p>
            <text:p text:style-name="Table_20_Contents">odměna se vyplácí průběžně a zahrnuje i případný daňový odvod a náklady na veřejné pojištění, pokud se platí<text:bookmark text:name="_GoBack"/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2">:</text:span></text:p>
          </table:table-cell>
          <table:table-cell table:style-name="Tabulka1.A1" office:value-type="string">
            <text:p text:style-name="P10">1.1.2018 – 31.12.2018</text:p>
          </table:table-cell>
        </table:table-row>
      </table:table>
      <text:p text:style-name="P2"><text:span text:style-name="T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2">https://www.pirati.cz/rules/ppu</text:span></text:span></text:a><text:span text:style-name="T2">&gt;, s nimiž se smluvní strany seznámily a zavazují se je dodržovat. Na důkaz seznámení se s podmínkami a uzavření smlouvy připojují smluvní strany své podpisy:</text:span></text:p>
      <text:p text:style-name="P6">V Praze dne <text:span text:style-name="T5">1</text:span>. 1. 201<text:span text:style-name="T5">8</text:span></text:p>
      <text:p text:style-name="P6">Za zadavatele: </text:p>
      <text:p text:style-name="P6">…....................................................<text:tab/></text:p>
      <text:p text:style-name="P6">Za dodavatele: </text:p>
      <text:p text:style-name="P6">….................................................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79433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79433"/>
    </style:style>
    <style:style style:name="MT1" style:family="text">
      <style:text-properties style:font-name-complex="Liberation Sans2"/>
    </style:style>
    <style:style style:name="MT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411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svg:height="2.037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" text:anchor-type="char" svg:x="0cm" svg:y="0.002cm" svg:width="5.666cm" svg:height="2.346cm" draw:z-index="0"><draw:image xlink:href="Pictures/100002010000044A000001C7F02968AF0F73D242.png" xlink:type="simple" xlink:show="embed" xlink:actuate="onLoad"/></draw:frame></text:p>
      </style:header>
      <style:footer>
        <text:p text:style-name="MP2">Česká pirátská strana • Řehořova 943/19, 130 00 Praha 3 • Doručovat do datové schránky b2i4r6j</text:p>
        <text:p text:style-name="MP3"><text:span text:style-name="MT2">Tel. +420 </text:span><text:a xlink:type="simple" xlink:href="tel:778%20702%20713" office:target-frame-name="_blank" xlink:show="new" text:style-name="Internet_20_link" text:visited-style-name="Visited_20_Internet_20_Link"><text:span text:style-name="MT3">778 702 713</text:span></text:a><text:span text:style-name="MT2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2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2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4</meta:editing-cycles>
    <meta:print-date>2017-01-05T13:53:00</meta:print-date>
    <meta:creation-date>2017-01-05T13:53:00</meta:creation-date>
    <dc:date>2018-01-03T11:50:32.805381276</dc:date>
    <dc:language>cs-CZ</dc:language>
    <meta:editing-duration>PT10M52S</meta:editing-duration>
    <meta:generator>LibreOffice/5.1.6.2$Linux_X86_64 LibreOffice_project/10m0$Build-2</meta:generator>
    <meta:document-statistic meta:table-count="1" meta:image-count="1" meta:object-count="0" meta:page-count="1" meta:paragraph-count="35" meta:word-count="220" meta:character-count="1674" meta:non-whitespace-character-count="1478"/>
    <meta:user-defined meta:name="AppVersion">14.0000</meta:user-defined>
    <meta:user-defined meta:name="Company">MH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